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<text:a xlink:href="http://flip-cards-dg.lovestoblog.com/com/" xlink:type="simple">http://flip-cards-dg.lovestoblog.com/com/</text:a></text:p>
          </table:table-cell>
          <table:table-cell/>
        </table:table-row>
        <table:table-row table:style-name="ro1">
          <table:table-cell office:value-type="string" calcext:value-type="string">
            <text:p>79qa7ww</text:p>
          </table:table-cell>
          <table:table-cell office:value-type="string" calcext:value-type="string">
            <text:p>Ro1</text:p>
          </table:table-cell>
          <table:table-cell table:formula="of:=[.$C$1]&amp;[.B2]&amp;&quot;-&quot;&amp;[.A2]&amp;&quot;.html&quot;" office:value-type="string" office:string-value="http://flip-cards-dg.lovestoblog.com/com/Ro1-79qa7ww.html" calcext:value-type="string">
            <text:p>http://flip-cards-dg.lovestoblog.com/com/Ro1-79qa7ww.html</text:p>
          </table:table-cell>
          <table:table-cell table:formula="of:=[.B2]&amp;&quot;-&quot;&amp;[.A2]&amp;&quot;.html&quot;" office:value-type="string" office:string-value="Ro1-79qa7ww.html" calcext:value-type="string">
            <text:p>Ro1-79qa7ww.html</text:p>
          </table:table-cell>
        </table:table-row>
        <table:table-row table:style-name="ro1">
          <table:table-cell office:value-type="string" calcext:value-type="string">
            <text:p>x7eah4b</text:p>
          </table:table-cell>
          <table:table-cell office:value-type="string" calcext:value-type="string">
            <text:p>Ro2</text:p>
          </table:table-cell>
          <table:table-cell table:formula="of:=[.$C$1]&amp;[.B3]&amp;&quot;-&quot;&amp;[.A3]&amp;&quot;.html&quot;" office:value-type="string" office:string-value="http://flip-cards-dg.lovestoblog.com/com/Ro2-x7eah4b.html" calcext:value-type="string">
            <text:p>http://flip-cards-dg.lovestoblog.com/com/Ro2-x7eah4b.html</text:p>
          </table:table-cell>
          <table:table-cell table:formula="of:=[.B3]&amp;&quot;-&quot;&amp;[.A3]&amp;&quot;.html&quot;" office:value-type="string" office:string-value="Ro2-x7eah4b.html" calcext:value-type="string">
            <text:p>Ro2-x7eah4b.html</text:p>
          </table:table-cell>
        </table:table-row>
        <table:table-row table:style-name="ro1">
          <table:table-cell office:value-type="string" calcext:value-type="string">
            <text:p>ctmek59</text:p>
          </table:table-cell>
          <table:table-cell office:value-type="string" calcext:value-type="string">
            <text:p>Ro3</text:p>
          </table:table-cell>
          <table:table-cell table:formula="of:=[.$C$1]&amp;[.B4]&amp;&quot;-&quot;&amp;[.A4]&amp;&quot;.html&quot;" office:value-type="string" office:string-value="http://flip-cards-dg.lovestoblog.com/com/Ro3-ctmek59.html" calcext:value-type="string">
            <text:p>http://flip-cards-dg.lovestoblog.com/com/Ro3-ctmek59.html</text:p>
          </table:table-cell>
          <table:table-cell table:formula="of:=[.B4]&amp;&quot;-&quot;&amp;[.A4]&amp;&quot;.html&quot;" office:value-type="string" office:string-value="Ro3-ctmek59.html" calcext:value-type="string">
            <text:p>Ro3-ctmek59.html</text:p>
          </table:table-cell>
        </table:table-row>
        <table:table-row table:style-name="ro1">
          <table:table-cell office:value-type="string" calcext:value-type="string">
            <text:p>jsteu3s</text:p>
          </table:table-cell>
          <table:table-cell office:value-type="string" calcext:value-type="string">
            <text:p>Ro4</text:p>
          </table:table-cell>
          <table:table-cell table:formula="of:=[.$C$1]&amp;[.B5]&amp;&quot;-&quot;&amp;[.A5]&amp;&quot;.html&quot;" office:value-type="string" office:string-value="http://flip-cards-dg.lovestoblog.com/com/Ro4-jsteu3s.html" calcext:value-type="string">
            <text:p>http://flip-cards-dg.lovestoblog.com/com/Ro4-jsteu3s.html</text:p>
          </table:table-cell>
          <table:table-cell table:formula="of:=[.B5]&amp;&quot;-&quot;&amp;[.A5]&amp;&quot;.html&quot;" office:value-type="string" office:string-value="Ro4-jsteu3s.html" calcext:value-type="string">
            <text:p>Ro4-jsteu3s.html</text:p>
          </table:table-cell>
        </table:table-row>
        <table:table-row table:style-name="ro1">
          <table:table-cell office:value-type="string" calcext:value-type="string">
            <text:p>fbzm71u</text:p>
          </table:table-cell>
          <table:table-cell office:value-type="string" calcext:value-type="string">
            <text:p>Ro5</text:p>
          </table:table-cell>
          <table:table-cell table:formula="of:=[.$C$1]&amp;[.B6]&amp;&quot;-&quot;&amp;[.A6]&amp;&quot;.html&quot;" office:value-type="string" office:string-value="http://flip-cards-dg.lovestoblog.com/com/Ro5-fbzm71u.html" calcext:value-type="string">
            <text:p>http://flip-cards-dg.lovestoblog.com/com/Ro5-fbzm71u.html</text:p>
          </table:table-cell>
          <table:table-cell table:formula="of:=[.B6]&amp;&quot;-&quot;&amp;[.A6]&amp;&quot;.html&quot;" office:value-type="string" office:string-value="Ro5-fbzm71u.html" calcext:value-type="string">
            <text:p>Ro5-fbzm71u.html</text:p>
          </table:table-cell>
        </table:table-row>
        <table:table-row table:style-name="ro1">
          <table:table-cell office:value-type="string" calcext:value-type="string">
            <text:p>ta06j3w</text:p>
          </table:table-cell>
          <table:table-cell office:value-type="string" calcext:value-type="string">
            <text:p>Ro6</text:p>
          </table:table-cell>
          <table:table-cell table:formula="of:=[.$C$1]&amp;[.B7]&amp;&quot;-&quot;&amp;[.A7]&amp;&quot;.html&quot;" office:value-type="string" office:string-value="http://flip-cards-dg.lovestoblog.com/com/Ro6-ta06j3w.html" calcext:value-type="string">
            <text:p>http://flip-cards-dg.lovestoblog.com/com/Ro6-ta06j3w.html</text:p>
          </table:table-cell>
          <table:table-cell table:formula="of:=[.B7]&amp;&quot;-&quot;&amp;[.A7]&amp;&quot;.html&quot;" office:value-type="string" office:string-value="Ro6-ta06j3w.html" calcext:value-type="string">
            <text:p>Ro6-ta06j3w.html</text:p>
          </table:table-cell>
        </table:table-row>
        <table:table-row table:style-name="ro1">
          <table:table-cell office:value-type="string" calcext:value-type="string">
            <text:p>zfcr5cj</text:p>
          </table:table-cell>
          <table:table-cell office:value-type="string" calcext:value-type="string">
            <text:p>Ve1</text:p>
          </table:table-cell>
          <table:table-cell table:formula="of:=[.$C$1]&amp;[.B8]&amp;&quot;-&quot;&amp;[.A8]&amp;&quot;.html&quot;" office:value-type="string" office:string-value="http://flip-cards-dg.lovestoblog.com/com/Ve1-zfcr5cj.html" calcext:value-type="string">
            <text:p>http://flip-cards-dg.lovestoblog.com/com/Ve1-zfcr5cj.html</text:p>
          </table:table-cell>
          <table:table-cell table:formula="of:=[.B8]&amp;&quot;-&quot;&amp;[.A8]&amp;&quot;.html&quot;" office:value-type="string" office:string-value="Ve1-zfcr5cj.html" calcext:value-type="string">
            <text:p>Ve1-zfcr5cj.html</text:p>
          </table:table-cell>
        </table:table-row>
        <table:table-row table:style-name="ro1">
          <table:table-cell office:value-type="string" calcext:value-type="string">
            <text:p>jsctgc9</text:p>
          </table:table-cell>
          <table:table-cell office:value-type="string" calcext:value-type="string">
            <text:p>Ve2</text:p>
          </table:table-cell>
          <table:table-cell table:formula="of:=[.$C$1]&amp;[.B9]&amp;&quot;-&quot;&amp;[.A9]&amp;&quot;.html&quot;" office:value-type="string" office:string-value="http://flip-cards-dg.lovestoblog.com/com/Ve2-jsctgc9.html" calcext:value-type="string">
            <text:p>http://flip-cards-dg.lovestoblog.com/com/Ve2-jsctgc9.html</text:p>
          </table:table-cell>
          <table:table-cell table:formula="of:=[.B9]&amp;&quot;-&quot;&amp;[.A9]&amp;&quot;.html&quot;" office:value-type="string" office:string-value="Ve2-jsctgc9.html" calcext:value-type="string">
            <text:p>Ve2-jsctgc9.html</text:p>
          </table:table-cell>
        </table:table-row>
        <table:table-row table:style-name="ro1">
          <table:table-cell office:value-type="string" calcext:value-type="string">
            <text:p>5qu9bw7</text:p>
          </table:table-cell>
          <table:table-cell office:value-type="string" calcext:value-type="string">
            <text:p>Ve3</text:p>
          </table:table-cell>
          <table:table-cell table:formula="of:=[.$C$1]&amp;[.B10]&amp;&quot;-&quot;&amp;[.A10]&amp;&quot;.html&quot;" office:value-type="string" office:string-value="http://flip-cards-dg.lovestoblog.com/com/Ve3-5qu9bw7.html" calcext:value-type="string">
            <text:p>http://flip-cards-dg.lovestoblog.com/com/Ve3-5qu9bw7.html</text:p>
          </table:table-cell>
          <table:table-cell table:formula="of:=[.B10]&amp;&quot;-&quot;&amp;[.A10]&amp;&quot;.html&quot;" office:value-type="string" office:string-value="Ve3-5qu9bw7.html" calcext:value-type="string">
            <text:p>Ve3-5qu9bw7.html</text:p>
          </table:table-cell>
        </table:table-row>
        <table:table-row table:style-name="ro1">
          <table:table-cell office:value-type="string" calcext:value-type="string">
            <text:p>4khntk2</text:p>
          </table:table-cell>
          <table:table-cell office:value-type="string" calcext:value-type="string">
            <text:p>Ve4</text:p>
          </table:table-cell>
          <table:table-cell table:formula="of:=[.$C$1]&amp;[.B11]&amp;&quot;-&quot;&amp;[.A11]&amp;&quot;.html&quot;" office:value-type="string" office:string-value="http://flip-cards-dg.lovestoblog.com/com/Ve4-4khntk2.html" calcext:value-type="string">
            <text:p>http://flip-cards-dg.lovestoblog.com/com/Ve4-4khntk2.html</text:p>
          </table:table-cell>
          <table:table-cell table:formula="of:=[.B11]&amp;&quot;-&quot;&amp;[.A11]&amp;&quot;.html&quot;" office:value-type="string" office:string-value="Ve4-4khntk2.html" calcext:value-type="string">
            <text:p>Ve4-4khntk2.html</text:p>
          </table:table-cell>
        </table:table-row>
        <table:table-row table:style-name="ro1">
          <table:table-cell office:value-type="string" calcext:value-type="string">
            <text:p>vnx1v70</text:p>
          </table:table-cell>
          <table:table-cell office:value-type="string" calcext:value-type="string">
            <text:p>Ve5</text:p>
          </table:table-cell>
          <table:table-cell table:formula="of:=[.$C$1]&amp;[.B12]&amp;&quot;-&quot;&amp;[.A12]&amp;&quot;.html&quot;" office:value-type="string" office:string-value="http://flip-cards-dg.lovestoblog.com/com/Ve5-vnx1v70.html" calcext:value-type="string">
            <text:p>http://flip-cards-dg.lovestoblog.com/com/Ve5-vnx1v70.html</text:p>
          </table:table-cell>
          <table:table-cell table:formula="of:=[.B12]&amp;&quot;-&quot;&amp;[.A12]&amp;&quot;.html&quot;" office:value-type="string" office:string-value="Ve5-vnx1v70.html" calcext:value-type="string">
            <text:p>Ve5-vnx1v70.html</text:p>
          </table:table-cell>
        </table:table-row>
        <table:table-row table:style-name="ro1">
          <table:table-cell office:value-type="string" calcext:value-type="string">
            <text:p>5y8ik31</text:p>
          </table:table-cell>
          <table:table-cell office:value-type="string" calcext:value-type="string">
            <text:p>Ve6</text:p>
          </table:table-cell>
          <table:table-cell table:formula="of:=[.$C$1]&amp;[.B13]&amp;&quot;-&quot;&amp;[.A13]&amp;&quot;.html&quot;" office:value-type="string" office:string-value="http://flip-cards-dg.lovestoblog.com/com/Ve6-5y8ik31.html" calcext:value-type="string">
            <text:p>http://flip-cards-dg.lovestoblog.com/com/Ve6-5y8ik31.html</text:p>
          </table:table-cell>
          <table:table-cell table:formula="of:=[.B13]&amp;&quot;-&quot;&amp;[.A13]&amp;&quot;.html&quot;" office:value-type="string" office:string-value="Ve6-5y8ik31.html" calcext:value-type="string">
            <text:p>Ve6-5y8ik31.html</text:p>
          </table:table-cell>
        </table:table-row>
        <table:table-row table:style-name="ro1">
          <table:table-cell office:value-type="string" calcext:value-type="string">
            <text:p>jh50vd4</text:p>
          </table:table-cell>
          <table:table-cell office:value-type="string" calcext:value-type="string">
            <text:p>Am1</text:p>
          </table:table-cell>
          <table:table-cell table:formula="of:=[.$C$1]&amp;[.B14]&amp;&quot;-&quot;&amp;[.A14]&amp;&quot;.html&quot;" office:value-type="string" office:string-value="http://flip-cards-dg.lovestoblog.com/com/Am1-jh50vd4.html" calcext:value-type="string">
            <text:p>http://flip-cards-dg.lovestoblog.com/com/Am1-jh50vd4.html</text:p>
          </table:table-cell>
          <table:table-cell table:formula="of:=[.B14]&amp;&quot;-&quot;&amp;[.A14]&amp;&quot;.html&quot;" office:value-type="string" office:string-value="Am1-jh50vd4.html" calcext:value-type="string">
            <text:p>Am1-jh50vd4.html</text:p>
          </table:table-cell>
        </table:table-row>
        <table:table-row table:style-name="ro1">
          <table:table-cell office:value-type="string" calcext:value-type="string">
            <text:p>fju0i6n</text:p>
          </table:table-cell>
          <table:table-cell office:value-type="string" calcext:value-type="string">
            <text:p>Am2</text:p>
          </table:table-cell>
          <table:table-cell table:formula="of:=[.$C$1]&amp;[.B15]&amp;&quot;-&quot;&amp;[.A15]&amp;&quot;.html&quot;" office:value-type="string" office:string-value="http://flip-cards-dg.lovestoblog.com/com/Am2-fju0i6n.html" calcext:value-type="string">
            <text:p>http://flip-cards-dg.lovestoblog.com/com/Am2-fju0i6n.html</text:p>
          </table:table-cell>
          <table:table-cell table:formula="of:=[.B15]&amp;&quot;-&quot;&amp;[.A15]&amp;&quot;.html&quot;" office:value-type="string" office:string-value="Am2-fju0i6n.html" calcext:value-type="string">
            <text:p>Am2-fju0i6n.html</text:p>
          </table:table-cell>
        </table:table-row>
        <table:table-row table:style-name="ro1">
          <table:table-cell office:value-type="string" calcext:value-type="string">
            <text:p>vk785u7</text:p>
          </table:table-cell>
          <table:table-cell office:value-type="string" calcext:value-type="string">
            <text:p>Am3</text:p>
          </table:table-cell>
          <table:table-cell table:formula="of:=[.$C$1]&amp;[.B16]&amp;&quot;-&quot;&amp;[.A16]&amp;&quot;.html&quot;" office:value-type="string" office:string-value="http://flip-cards-dg.lovestoblog.com/com/Am3-vk785u7.html" calcext:value-type="string">
            <text:p>http://flip-cards-dg.lovestoblog.com/com/Am3-vk785u7.html</text:p>
          </table:table-cell>
          <table:table-cell table:formula="of:=[.B16]&amp;&quot;-&quot;&amp;[.A16]&amp;&quot;.html&quot;" office:value-type="string" office:string-value="Am3-vk785u7.html" calcext:value-type="string">
            <text:p>Am3-vk785u7.html</text:p>
          </table:table-cell>
        </table:table-row>
        <table:table-row table:style-name="ro1">
          <table:table-cell office:value-type="string" calcext:value-type="string">
            <text:p>7v14ycn</text:p>
          </table:table-cell>
          <table:table-cell office:value-type="string" calcext:value-type="string">
            <text:p>Am4</text:p>
          </table:table-cell>
          <table:table-cell table:formula="of:=[.$C$1]&amp;[.B17]&amp;&quot;-&quot;&amp;[.A17]&amp;&quot;.html&quot;" office:value-type="string" office:string-value="http://flip-cards-dg.lovestoblog.com/com/Am4-7v14ycn.html" calcext:value-type="string">
            <text:p>http://flip-cards-dg.lovestoblog.com/com/Am4-7v14ycn.html</text:p>
          </table:table-cell>
          <table:table-cell table:formula="of:=[.B17]&amp;&quot;-&quot;&amp;[.A17]&amp;&quot;.html&quot;" office:value-type="string" office:string-value="Am4-7v14ycn.html" calcext:value-type="string">
            <text:p>Am4-7v14ycn.html</text:p>
          </table:table-cell>
        </table:table-row>
        <table:table-row table:style-name="ro1">
          <table:table-cell office:value-type="string" calcext:value-type="string">
            <text:p>ypqhw93</text:p>
          </table:table-cell>
          <table:table-cell office:value-type="string" calcext:value-type="string">
            <text:p>Am5</text:p>
          </table:table-cell>
          <table:table-cell table:formula="of:=[.$C$1]&amp;[.B18]&amp;&quot;-&quot;&amp;[.A18]&amp;&quot;.html&quot;" office:value-type="string" office:string-value="http://flip-cards-dg.lovestoblog.com/com/Am5-ypqhw93.html" calcext:value-type="string">
            <text:p>http://flip-cards-dg.lovestoblog.com/com/Am5-ypqhw93.html</text:p>
          </table:table-cell>
          <table:table-cell table:formula="of:=[.B18]&amp;&quot;-&quot;&amp;[.A18]&amp;&quot;.html&quot;" office:value-type="string" office:string-value="Am5-ypqhw93.html" calcext:value-type="string">
            <text:p>Am5-ypqhw93.html</text:p>
          </table:table-cell>
        </table:table-row>
        <table:table-row table:style-name="ro1">
          <table:table-cell office:value-type="string" calcext:value-type="string">
            <text:p>yy9qap5</text:p>
          </table:table-cell>
          <table:table-cell office:value-type="string" calcext:value-type="string">
            <text:p>Am6</text:p>
          </table:table-cell>
          <table:table-cell table:formula="of:=[.$C$1]&amp;[.B19]&amp;&quot;-&quot;&amp;[.A19]&amp;&quot;.html&quot;" office:value-type="string" office:string-value="http://flip-cards-dg.lovestoblog.com/com/Am6-yy9qap5.html" calcext:value-type="string">
            <text:p>http://flip-cards-dg.lovestoblog.com/com/Am6-yy9qap5.html</text:p>
          </table:table-cell>
          <table:table-cell table:formula="of:=[.B19]&amp;&quot;-&quot;&amp;[.A19]&amp;&quot;.html&quot;" office:value-type="string" office:string-value="Am6-yy9qap5.html" calcext:value-type="string">
            <text:p>Am6-yy9qap5.html</text:p>
          </table:table-cell>
        </table:table-row>
        <table:table-row table:style-name="ro1">
          <table:table-cell office:value-type="string" calcext:value-type="string">
            <text:p>vlyb9mz</text:p>
          </table:table-cell>
          <table:table-cell office:value-type="string" calcext:value-type="string">
            <text:p>Bl1</text:p>
          </table:table-cell>
          <table:table-cell table:formula="of:=[.$C$1]&amp;[.B20]&amp;&quot;-&quot;&amp;[.A20]&amp;&quot;.html&quot;" office:value-type="string" office:string-value="http://flip-cards-dg.lovestoblog.com/com/Bl1-vlyb9mz.html" calcext:value-type="string">
            <text:p>http://flip-cards-dg.lovestoblog.com/com/Bl1-vlyb9mz.html</text:p>
          </table:table-cell>
          <table:table-cell table:formula="of:=[.B20]&amp;&quot;-&quot;&amp;[.A20]&amp;&quot;.html&quot;" office:value-type="string" office:string-value="Bl1-vlyb9mz.html" calcext:value-type="string">
            <text:p>Bl1-vlyb9mz.html</text:p>
          </table:table-cell>
        </table:table-row>
        <table:table-row table:style-name="ro1">
          <table:table-cell office:value-type="string" calcext:value-type="string">
            <text:p>5rfrncg</text:p>
          </table:table-cell>
          <table:table-cell office:value-type="string" calcext:value-type="string">
            <text:p>Bl2</text:p>
          </table:table-cell>
          <table:table-cell table:formula="of:=[.$C$1]&amp;[.B21]&amp;&quot;-&quot;&amp;[.A21]&amp;&quot;.html&quot;" office:value-type="string" office:string-value="http://flip-cards-dg.lovestoblog.com/com/Bl2-5rfrncg.html" calcext:value-type="string">
            <text:p>http://flip-cards-dg.lovestoblog.com/com/Bl2-5rfrncg.html</text:p>
          </table:table-cell>
          <table:table-cell table:formula="of:=[.B21]&amp;&quot;-&quot;&amp;[.A21]&amp;&quot;.html&quot;" office:value-type="string" office:string-value="Bl2-5rfrncg.html" calcext:value-type="string">
            <text:p>Bl2-5rfrncg.html</text:p>
          </table:table-cell>
        </table:table-row>
        <table:table-row table:style-name="ro1">
          <table:table-cell office:value-type="string" calcext:value-type="string">
            <text:p>pg7hd91</text:p>
          </table:table-cell>
          <table:table-cell office:value-type="string" calcext:value-type="string">
            <text:p>Bl3</text:p>
          </table:table-cell>
          <table:table-cell table:formula="of:=[.$C$1]&amp;[.B22]&amp;&quot;-&quot;&amp;[.A22]&amp;&quot;.html&quot;" office:value-type="string" office:string-value="http://flip-cards-dg.lovestoblog.com/com/Bl3-pg7hd91.html" calcext:value-type="string">
            <text:p>http://flip-cards-dg.lovestoblog.com/com/Bl3-pg7hd91.html</text:p>
          </table:table-cell>
          <table:table-cell table:formula="of:=[.B22]&amp;&quot;-&quot;&amp;[.A22]&amp;&quot;.html&quot;" office:value-type="string" office:string-value="Bl3-pg7hd91.html" calcext:value-type="string">
            <text:p>Bl3-pg7hd91.html</text:p>
          </table:table-cell>
        </table:table-row>
        <table:table-row table:style-name="ro1">
          <table:table-cell office:value-type="string" calcext:value-type="string">
            <text:p>rtzojlv</text:p>
          </table:table-cell>
          <table:table-cell office:value-type="string" calcext:value-type="string">
            <text:p>Bl4</text:p>
          </table:table-cell>
          <table:table-cell table:formula="of:=[.$C$1]&amp;[.B23]&amp;&quot;-&quot;&amp;[.A23]&amp;&quot;.html&quot;" office:value-type="string" office:string-value="http://flip-cards-dg.lovestoblog.com/com/Bl4-rtzojlv.html" calcext:value-type="string">
            <text:p>http://flip-cards-dg.lovestoblog.com/com/Bl4-rtzojlv.html</text:p>
          </table:table-cell>
          <table:table-cell table:formula="of:=[.B23]&amp;&quot;-&quot;&amp;[.A23]&amp;&quot;.html&quot;" office:value-type="string" office:string-value="Bl4-rtzojlv.html" calcext:value-type="string">
            <text:p>Bl4-rtzojlv.html</text:p>
          </table:table-cell>
        </table:table-row>
        <table:table-row table:style-name="ro1">
          <table:table-cell office:value-type="string" calcext:value-type="string">
            <text:p>02p8ul5</text:p>
          </table:table-cell>
          <table:table-cell office:value-type="string" calcext:value-type="string">
            <text:p>Bl5</text:p>
          </table:table-cell>
          <table:table-cell table:formula="of:=[.$C$1]&amp;[.B24]&amp;&quot;-&quot;&amp;[.A24]&amp;&quot;.html&quot;" office:value-type="string" office:string-value="http://flip-cards-dg.lovestoblog.com/com/Bl5-02p8ul5.html" calcext:value-type="string">
            <text:p>http://flip-cards-dg.lovestoblog.com/com/Bl5-02p8ul5.html</text:p>
          </table:table-cell>
          <table:table-cell table:formula="of:=[.B24]&amp;&quot;-&quot;&amp;[.A24]&amp;&quot;.html&quot;" office:value-type="string" office:string-value="Bl5-02p8ul5.html" calcext:value-type="string">
            <text:p>Bl5-02p8ul5.html</text:p>
          </table:table-cell>
        </table:table-row>
        <table:table-row table:style-name="ro1">
          <table:table-cell office:value-type="string" calcext:value-type="string">
            <text:p>zpv8ew6</text:p>
          </table:table-cell>
          <table:table-cell office:value-type="string" calcext:value-type="string">
            <text:p>Bl6</text:p>
          </table:table-cell>
          <table:table-cell table:formula="of:=[.$C$1]&amp;[.B25]&amp;&quot;-&quot;&amp;[.A25]&amp;&quot;.html&quot;" office:value-type="string" office:string-value="http://flip-cards-dg.lovestoblog.com/com/Bl6-zpv8ew6.html" calcext:value-type="string">
            <text:p>http://flip-cards-dg.lovestoblog.com/com/Bl6-zpv8ew6.html</text:p>
          </table:table-cell>
          <table:table-cell table:formula="of:=[.B25]&amp;&quot;-&quot;&amp;[.A25]&amp;&quot;.html&quot;" office:value-type="string" office:string-value="Bl6-zpv8ew6.html" calcext:value-type="string">
            <text:p>Bl6-zpv8ew6.html</text:p>
          </table:table-cell>
        </table:table-row>
        <table:table-row table:style-name="ro1">
          <table:table-cell office:value-type="string" calcext:value-type="string">
            <text:p>1jd1kzt</text:p>
          </table:table-cell>
          <table:table-cell office:value-type="string" calcext:value-type="string">
            <text:p>Az1</text:p>
          </table:table-cell>
          <table:table-cell table:formula="of:=[.$C$1]&amp;[.B26]&amp;&quot;-&quot;&amp;[.A26]&amp;&quot;.html&quot;" office:value-type="string" office:string-value="http://flip-cards-dg.lovestoblog.com/com/Az1-1jd1kzt.html" calcext:value-type="string">
            <text:p>http://flip-cards-dg.lovestoblog.com/com/Az1-1jd1kzt.html</text:p>
          </table:table-cell>
          <table:table-cell table:formula="of:=[.B26]&amp;&quot;-&quot;&amp;[.A26]&amp;&quot;.html&quot;" office:value-type="string" office:string-value="Az1-1jd1kzt.html" calcext:value-type="string">
            <text:p>Az1-1jd1kzt.html</text:p>
          </table:table-cell>
        </table:table-row>
        <table:table-row table:style-name="ro1">
          <table:table-cell office:value-type="string" calcext:value-type="string">
            <text:p>0ixjafc</text:p>
          </table:table-cell>
          <table:table-cell office:value-type="string" calcext:value-type="string">
            <text:p>Az2</text:p>
          </table:table-cell>
          <table:table-cell table:formula="of:=[.$C$1]&amp;[.B27]&amp;&quot;-&quot;&amp;[.A27]&amp;&quot;.html&quot;" office:value-type="string" office:string-value="http://flip-cards-dg.lovestoblog.com/com/Az2-0ixjafc.html" calcext:value-type="string">
            <text:p>http://flip-cards-dg.lovestoblog.com/com/Az2-0ixjafc.html</text:p>
          </table:table-cell>
          <table:table-cell table:formula="of:=[.B27]&amp;&quot;-&quot;&amp;[.A27]&amp;&quot;.html&quot;" office:value-type="string" office:string-value="Az2-0ixjafc.html" calcext:value-type="string">
            <text:p>Az2-0ixjafc.html</text:p>
          </table:table-cell>
        </table:table-row>
        <table:table-row table:style-name="ro1">
          <table:table-cell office:value-type="string" calcext:value-type="string">
            <text:p>kpb5l5c</text:p>
          </table:table-cell>
          <table:table-cell office:value-type="string" calcext:value-type="string">
            <text:p>Az3</text:p>
          </table:table-cell>
          <table:table-cell table:formula="of:=[.$C$1]&amp;[.B28]&amp;&quot;-&quot;&amp;[.A28]&amp;&quot;.html&quot;" office:value-type="string" office:string-value="http://flip-cards-dg.lovestoblog.com/com/Az3-kpb5l5c.html" calcext:value-type="string">
            <text:p>http://flip-cards-dg.lovestoblog.com/com/Az3-kpb5l5c.html</text:p>
          </table:table-cell>
          <table:table-cell table:formula="of:=[.B28]&amp;&quot;-&quot;&amp;[.A28]&amp;&quot;.html&quot;" office:value-type="string" office:string-value="Az3-kpb5l5c.html" calcext:value-type="string">
            <text:p>Az3-kpb5l5c.html</text:p>
          </table:table-cell>
        </table:table-row>
        <table:table-row table:style-name="ro1">
          <table:table-cell office:value-type="string" calcext:value-type="string">
            <text:p>ey2c1hz</text:p>
          </table:table-cell>
          <table:table-cell office:value-type="string" calcext:value-type="string">
            <text:p>Az4</text:p>
          </table:table-cell>
          <table:table-cell table:formula="of:=[.$C$1]&amp;[.B29]&amp;&quot;-&quot;&amp;[.A29]&amp;&quot;.html&quot;" office:value-type="string" office:string-value="http://flip-cards-dg.lovestoblog.com/com/Az4-ey2c1hz.html" calcext:value-type="string">
            <text:p>http://flip-cards-dg.lovestoblog.com/com/Az4-ey2c1hz.html</text:p>
          </table:table-cell>
          <table:table-cell table:formula="of:=[.B29]&amp;&quot;-&quot;&amp;[.A29]&amp;&quot;.html&quot;" office:value-type="string" office:string-value="Az4-ey2c1hz.html" calcext:value-type="string">
            <text:p>Az4-ey2c1hz.html</text:p>
          </table:table-cell>
        </table:table-row>
        <table:table-row table:style-name="ro1">
          <table:table-cell office:value-type="string" calcext:value-type="string">
            <text:p>y90mqa8</text:p>
          </table:table-cell>
          <table:table-cell office:value-type="string" calcext:value-type="string">
            <text:p>Az5</text:p>
          </table:table-cell>
          <table:table-cell table:formula="of:=[.$C$1]&amp;[.B30]&amp;&quot;-&quot;&amp;[.A30]&amp;&quot;.html&quot;" office:value-type="string" office:string-value="http://flip-cards-dg.lovestoblog.com/com/Az5-y90mqa8.html" calcext:value-type="string">
            <text:p>http://flip-cards-dg.lovestoblog.com/com/Az5-y90mqa8.html</text:p>
          </table:table-cell>
          <table:table-cell table:formula="of:=[.B30]&amp;&quot;-&quot;&amp;[.A30]&amp;&quot;.html&quot;" office:value-type="string" office:string-value="Az5-y90mqa8.html" calcext:value-type="string">
            <text:p>Az5-y90mqa8.html</text:p>
          </table:table-cell>
        </table:table-row>
        <table:table-row table:style-name="ro1">
          <table:table-cell office:value-type="string" calcext:value-type="string">
            <text:p>5m35hey</text:p>
          </table:table-cell>
          <table:table-cell office:value-type="string" calcext:value-type="string">
            <text:p>Az6</text:p>
          </table:table-cell>
          <table:table-cell table:formula="of:=[.$C$1]&amp;[.B31]&amp;&quot;-&quot;&amp;[.A31]&amp;&quot;.html&quot;" office:value-type="string" office:string-value="http://flip-cards-dg.lovestoblog.com/com/Az6-5m35hey.html" calcext:value-type="string">
            <text:p>http://flip-cards-dg.lovestoblog.com/com/Az6-5m35hey.html</text:p>
          </table:table-cell>
          <table:table-cell table:formula="of:=[.B31]&amp;&quot;-&quot;&amp;[.A31]&amp;&quot;.html&quot;" office:value-type="string" office:string-value="Az6-5m35hey.html" calcext:value-type="string">
            <text:p>Az6-5m35hey.html</text:p>
          </table:table-cell>
        </table:table-row>
        <table:table-row table:style-name="ro1">
          <table:table-cell office:value-type="string" calcext:value-type="string">
            <text:p>5qj0uyr</text:p>
          </table:table-cell>
          <table:table-cell office:value-type="string" calcext:value-type="string">
            <text:p>In1</text:p>
          </table:table-cell>
          <table:table-cell table:formula="of:=[.$C$1]&amp;[.B32]&amp;&quot;-&quot;&amp;[.A32]&amp;&quot;.html&quot;" office:value-type="string" office:string-value="http://flip-cards-dg.lovestoblog.com/com/In1-5qj0uyr.html" calcext:value-type="string">
            <text:p>http://flip-cards-dg.lovestoblog.com/com/In1-5qj0uyr.html</text:p>
          </table:table-cell>
          <table:table-cell table:formula="of:=[.B32]&amp;&quot;-&quot;&amp;[.A32]&amp;&quot;.html&quot;" office:value-type="string" office:string-value="In1-5qj0uyr.html" calcext:value-type="string">
            <text:p>In1-5qj0uyr.html</text:p>
          </table:table-cell>
        </table:table-row>
        <table:table-row table:style-name="ro1">
          <table:table-cell office:value-type="string" calcext:value-type="string">
            <text:p>pmiwnj3</text:p>
          </table:table-cell>
          <table:table-cell office:value-type="string" calcext:value-type="string">
            <text:p>In2</text:p>
          </table:table-cell>
          <table:table-cell table:formula="of:=[.$C$1]&amp;[.B33]&amp;&quot;-&quot;&amp;[.A33]&amp;&quot;.html&quot;" office:value-type="string" office:string-value="http://flip-cards-dg.lovestoblog.com/com/In2-pmiwnj3.html" calcext:value-type="string">
            <text:p>http://flip-cards-dg.lovestoblog.com/com/In2-pmiwnj3.html</text:p>
          </table:table-cell>
          <table:table-cell table:formula="of:=[.B33]&amp;&quot;-&quot;&amp;[.A33]&amp;&quot;.html&quot;" office:value-type="string" office:string-value="In2-pmiwnj3.html" calcext:value-type="string">
            <text:p>In2-pmiwnj3.html</text:p>
          </table:table-cell>
        </table:table-row>
        <table:table-row table:style-name="ro1">
          <table:table-cell office:value-type="string" calcext:value-type="string">
            <text:p>gxsqfvc</text:p>
          </table:table-cell>
          <table:table-cell office:value-type="string" calcext:value-type="string">
            <text:p>In3</text:p>
          </table:table-cell>
          <table:table-cell table:formula="of:=[.$C$1]&amp;[.B34]&amp;&quot;-&quot;&amp;[.A34]&amp;&quot;.html&quot;" office:value-type="string" office:string-value="http://flip-cards-dg.lovestoblog.com/com/In3-gxsqfvc.html" calcext:value-type="string">
            <text:p>http://flip-cards-dg.lovestoblog.com/com/In3-gxsqfvc.html</text:p>
          </table:table-cell>
          <table:table-cell table:formula="of:=[.B34]&amp;&quot;-&quot;&amp;[.A34]&amp;&quot;.html&quot;" office:value-type="string" office:string-value="In3-gxsqfvc.html" calcext:value-type="string">
            <text:p>In3-gxsqfvc.html</text:p>
          </table:table-cell>
        </table:table-row>
        <table:table-row table:style-name="ro1">
          <table:table-cell office:value-type="string" calcext:value-type="string">
            <text:p>jrxe3t5</text:p>
          </table:table-cell>
          <table:table-cell office:value-type="string" calcext:value-type="string">
            <text:p>In4</text:p>
          </table:table-cell>
          <table:table-cell table:formula="of:=[.$C$1]&amp;[.B35]&amp;&quot;-&quot;&amp;[.A35]&amp;&quot;.html&quot;" office:value-type="string" office:string-value="http://flip-cards-dg.lovestoblog.com/com/In4-jrxe3t5.html" calcext:value-type="string">
            <text:p>http://flip-cards-dg.lovestoblog.com/com/In4-jrxe3t5.html</text:p>
          </table:table-cell>
          <table:table-cell table:formula="of:=[.B35]&amp;&quot;-&quot;&amp;[.A35]&amp;&quot;.html&quot;" office:value-type="string" office:string-value="In4-jrxe3t5.html" calcext:value-type="string">
            <text:p>In4-jrxe3t5.html</text:p>
          </table:table-cell>
        </table:table-row>
        <table:table-row table:style-name="ro1">
          <table:table-cell office:value-type="string" calcext:value-type="string">
            <text:p>dqiodhp</text:p>
          </table:table-cell>
          <table:table-cell office:value-type="string" calcext:value-type="string">
            <text:p>In5</text:p>
          </table:table-cell>
          <table:table-cell table:formula="of:=[.$C$1]&amp;[.B36]&amp;&quot;-&quot;&amp;[.A36]&amp;&quot;.html&quot;" office:value-type="string" office:string-value="http://flip-cards-dg.lovestoblog.com/com/In5-dqiodhp.html" calcext:value-type="string">
            <text:p>http://flip-cards-dg.lovestoblog.com/com/In5-dqiodhp.html</text:p>
          </table:table-cell>
          <table:table-cell table:formula="of:=[.B36]&amp;&quot;-&quot;&amp;[.A36]&amp;&quot;.html&quot;" office:value-type="string" office:string-value="In5-dqiodhp.html" calcext:value-type="string">
            <text:p>In5-dqiodhp.html</text:p>
          </table:table-cell>
        </table:table-row>
        <table:table-row table:style-name="ro1">
          <table:table-cell office:value-type="string" calcext:value-type="string">
            <text:p>agmbxov</text:p>
          </table:table-cell>
          <table:table-cell office:value-type="string" calcext:value-type="string">
            <text:p>Ab1</text:p>
          </table:table-cell>
          <table:table-cell table:formula="of:=[.$C$1]&amp;[.B37]&amp;&quot;-&quot;&amp;[.A37]&amp;&quot;.html&quot;" office:value-type="string" office:string-value="http://flip-cards-dg.lovestoblog.com/com/Ab1-agmbxov.html" calcext:value-type="string">
            <text:p>http://flip-cards-dg.lovestoblog.com/com/Ab1-agmbxov.html</text:p>
          </table:table-cell>
          <table:table-cell table:style-name="ce2" table:formula="of:=[.B37]&amp;&quot;-&quot;&amp;[.A37]&amp;&quot;.html&quot;" office:value-type="string" office:string-value="Ab1-agmbxov.html" calcext:value-type="string">
            <text:p>Ab1-agmbxov.html</text:p>
          </table:table-cell>
        </table:table-row>
        <table:table-row table:style-name="ro1">
          <table:table-cell office:value-type="string" calcext:value-type="string">
            <text:p>088pwlg</text:p>
          </table:table-cell>
          <table:table-cell office:value-type="string" calcext:value-type="string">
            <text:p>Ab2</text:p>
          </table:table-cell>
          <table:table-cell table:formula="of:=[.$C$1]&amp;[.B38]&amp;&quot;-&quot;&amp;[.A38]&amp;&quot;.html&quot;" office:value-type="string" office:string-value="http://flip-cards-dg.lovestoblog.com/com/Ab2-088pwlg.html" calcext:value-type="string">
            <text:p>http://flip-cards-dg.lovestoblog.com/com/Ab2-088pwlg.html</text:p>
          </table:table-cell>
          <table:table-cell table:formula="of:=[.B38]&amp;&quot;-&quot;&amp;[.A38]&amp;&quot;.html&quot;" office:value-type="string" office:string-value="Ab2-088pwlg.html" calcext:value-type="string">
            <text:p>Ab2-088pwlg.html</text:p>
          </table:table-cell>
        </table:table-row>
        <table:table-row table:style-name="ro1">
          <table:table-cell office:value-type="string" calcext:value-type="string">
            <text:p>dx60be6</text:p>
          </table:table-cell>
          <table:table-cell office:value-type="string" calcext:value-type="string">
            <text:p>Ab3</text:p>
          </table:table-cell>
          <table:table-cell table:formula="of:=[.$C$1]&amp;[.B39]&amp;&quot;-&quot;&amp;[.A39]&amp;&quot;.html&quot;" office:value-type="string" office:string-value="http://flip-cards-dg.lovestoblog.com/com/Ab3-dx60be6.html" calcext:value-type="string">
            <text:p>http://flip-cards-dg.lovestoblog.com/com/Ab3-dx60be6.html</text:p>
          </table:table-cell>
          <table:table-cell table:formula="of:=[.B39]&amp;&quot;-&quot;&amp;[.A39]&amp;&quot;.html&quot;" office:value-type="string" office:string-value="Ab3-dx60be6.html" calcext:value-type="string">
            <text:p>Ab3-dx60be6.html</text:p>
          </table:table-cell>
        </table:table-row>
        <table:table-row table:style-name="ro1">
          <table:table-cell office:value-type="string" calcext:value-type="string">
            <text:p>f8lkv8u</text:p>
          </table:table-cell>
          <table:table-cell office:value-type="string" calcext:value-type="string">
            <text:p>Ab4</text:p>
          </table:table-cell>
          <table:table-cell table:formula="of:=[.$C$1]&amp;[.B40]&amp;&quot;-&quot;&amp;[.A40]&amp;&quot;.html&quot;" office:value-type="string" office:string-value="http://flip-cards-dg.lovestoblog.com/com/Ab4-f8lkv8u.html" calcext:value-type="string">
            <text:p>http://flip-cards-dg.lovestoblog.com/com/Ab4-f8lkv8u.html</text:p>
          </table:table-cell>
          <table:table-cell table:formula="of:=[.B40]&amp;&quot;-&quot;&amp;[.A40]&amp;&quot;.html&quot;" office:value-type="string" office:string-value="Ab4-f8lkv8u.html" calcext:value-type="string">
            <text:p>Ab4-f8lkv8u.html</text:p>
          </table:table-cell>
        </table:table-row>
        <table:table-row table:style-name="ro1">
          <table:table-cell office:value-type="string" calcext:value-type="string">
            <text:p>cpxk44g</text:p>
          </table:table-cell>
          <table:table-cell office:value-type="string" calcext:value-type="string">
            <text:p>Ab5</text:p>
          </table:table-cell>
          <table:table-cell table:formula="of:=[.$C$1]&amp;[.B41]&amp;&quot;-&quot;&amp;[.A41]&amp;&quot;.html&quot;" office:value-type="string" office:string-value="http://flip-cards-dg.lovestoblog.com/com/Ab5-cpxk44g.html" calcext:value-type="string">
            <text:p>http://flip-cards-dg.lovestoblog.com/com/Ab5-cpxk44g.html</text:p>
          </table:table-cell>
          <table:table-cell table:formula="of:=[.B41]&amp;&quot;-&quot;&amp;[.A41]&amp;&quot;.html&quot;" office:value-type="string" office:string-value="Ab5-cpxk44g.html" calcext:value-type="string">
            <text:p>Ab5-cpxk44g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9:15:34.977644453</meta:creation-date>
    <dc:date>2022-12-08T02:15:07.646137881</dc:date>
    <meta:editing-duration>PT52M24S</meta:editing-duration>
    <meta:editing-cycles>2</meta:editing-cycles>
    <meta:generator>LibreOffice/6.4.7.2$Linux_X86_64 LibreOffice_project/40$Build-2</meta:generator>
    <meta:document-statistic meta:table-count="1" meta:cell-count="161" meta:object-count="0"/>
  </office:meta>
</office:document-meta>
</file>